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6000001C230F504911E77464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522cm" svg:x="0.04cm" svg:y="0.158cm">
          <draw:image xlink:href="Pictures/10000201000004C6000001C230F504911E77464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1-14T06:45:23.018010365</dc:date>
    <meta:editing-duration>PT2M56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